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587b" officeooo:paragraph-rsid="0017587b"/>
    </style:style>
    <style:style style:name="P2" style:family="paragraph" style:parent-style-name="Standard">
      <style:text-properties officeooo:rsid="0019026f" officeooo:paragraph-rsid="0019026f"/>
    </style:style>
    <style:style style:name="P3" style:family="paragraph" style:parent-style-name="Standard">
      <style:text-properties officeooo:rsid="001a1a28" officeooo:paragraph-rsid="001a1a28"/>
    </style:style>
    <style:style style:name="P4" style:family="paragraph" style:parent-style-name="Standard">
      <style:text-properties officeooo:rsid="001be43f" officeooo:paragraph-rsid="001be43f"/>
    </style:style>
    <style:style style:name="P5" style:family="paragraph" style:parent-style-name="Standard">
      <style:text-properties officeooo:rsid="001dc92f" officeooo:paragraph-rsid="001dc92f"/>
    </style:style>
    <style:style style:name="P6" style:family="paragraph" style:parent-style-name="Standard">
      <style:text-properties officeooo:rsid="0020aec9" officeooo:paragraph-rsid="0020aec9"/>
    </style:style>
    <style:style style:name="P7" style:family="paragraph" style:parent-style-name="Standard">
      <style:text-properties officeooo:rsid="00218739" officeooo:paragraph-rsid="00218739"/>
    </style:style>
    <style:style style:name="P8" style:family="paragraph" style:parent-style-name="Standard">
      <style:text-properties officeooo:rsid="00235825" officeooo:paragraph-rsid="00235825"/>
    </style:style>
    <style:style style:name="P9" style:family="paragraph" style:parent-style-name="Standard">
      <style:text-properties officeooo:rsid="0023eece" officeooo:paragraph-rsid="0023eece"/>
    </style:style>
    <style:style style:name="P10" style:family="paragraph" style:parent-style-name="Standard">
      <style:text-properties fo:font-style="normal" officeooo:rsid="0023eece" officeooo:paragraph-rsid="0023eece" style:font-style-asian="normal" style:font-style-complex="normal"/>
    </style:style>
    <style:style style:name="P11" style:family="paragraph" style:parent-style-name="Standard">
      <style:text-properties fo:font-style="normal" officeooo:rsid="00241b9f" officeooo:paragraph-rsid="00241b9f" style:font-style-asian="normal" style:font-style-complex="normal"/>
    </style:style>
    <style:style style:name="P12" style:family="paragraph" style:parent-style-name="Standard">
      <style:text-properties fo:font-style="normal" officeooo:rsid="002536f9" officeooo:paragraph-rsid="002536f9" style:font-style-asian="normal" style:font-style-complex="normal"/>
    </style:style>
    <style:style style:name="P13" style:family="paragraph" style:parent-style-name="Standard">
      <style:text-properties fo:font-style="italic" officeooo:rsid="0023eece" officeooo:paragraph-rsid="0023eece" style:font-style-asian="italic" style:font-style-complex="italic"/>
    </style:style>
    <style:style style:name="P14" style:family="paragraph" style:parent-style-name="Standard">
      <style:text-properties fo:font-style="italic" officeooo:rsid="002b1724" officeooo:paragraph-rsid="002b1724" style:font-style-asian="italic" style:font-style-complex="italic"/>
    </style:style>
    <style:style style:name="P15" style:family="paragraph" style:parent-style-name="Standard">
      <style:text-properties fo:font-style="italic" officeooo:rsid="002bf0cd" officeooo:paragraph-rsid="002bf0cd" style:font-style-asian="italic" style:font-style-complex="italic"/>
    </style:style>
    <style:style style:name="P16" style:family="paragraph" style:parent-style-name="Standard">
      <style:text-properties fo:font-style="italic" officeooo:rsid="002d9934" officeooo:paragraph-rsid="002e2a9b" style:font-style-asian="italic" style:font-style-complex="italic"/>
    </style:style>
    <style:style style:name="P17" style:family="paragraph" style:parent-style-name="Standard">
      <style:text-properties officeooo:rsid="002536f9" officeooo:paragraph-rsid="002536f9"/>
    </style:style>
    <style:style style:name="P18" style:family="paragraph" style:parent-style-name="Standard">
      <style:text-properties officeooo:rsid="0025a2b8" officeooo:paragraph-rsid="0025a2b8"/>
    </style:style>
    <style:style style:name="P19" style:family="paragraph" style:parent-style-name="Standard">
      <style:text-properties officeooo:rsid="002790b5" officeooo:paragraph-rsid="002790b5"/>
    </style:style>
    <style:style style:name="P20" style:family="paragraph" style:parent-style-name="Standard">
      <style:text-properties officeooo:rsid="002907fa" officeooo:paragraph-rsid="002907fa"/>
    </style:style>
    <style:style style:name="P21" style:family="paragraph" style:parent-style-name="Standard">
      <style:text-properties officeooo:rsid="0029871a" officeooo:paragraph-rsid="0029871a"/>
    </style:style>
    <style:style style:name="P22" style:family="paragraph" style:parent-style-name="Standard">
      <style:text-properties officeooo:rsid="002b1724" officeooo:paragraph-rsid="002b1724"/>
    </style:style>
    <style:style style:name="P23" style:family="paragraph" style:parent-style-name="Standard">
      <style:text-properties officeooo:rsid="002bf0cd" officeooo:paragraph-rsid="002bf0cd"/>
    </style:style>
    <style:style style:name="P24" style:family="paragraph" style:parent-style-name="Standard">
      <style:text-properties officeooo:rsid="002d9391" officeooo:paragraph-rsid="002d9391"/>
    </style:style>
    <style:style style:name="P25" style:family="paragraph" style:parent-style-name="Standard">
      <style:text-properties officeooo:rsid="002d9934" officeooo:paragraph-rsid="002d9934"/>
    </style:style>
    <style:style style:name="P26" style:family="paragraph" style:parent-style-name="Standard">
      <style:text-properties officeooo:rsid="002d9934" officeooo:paragraph-rsid="002e2a9b"/>
    </style:style>
    <style:style style:name="P27" style:family="paragraph" style:parent-style-name="Standard">
      <style:text-properties officeooo:rsid="002e2a9b" officeooo:paragraph-rsid="002e2a9b"/>
    </style:style>
    <style:style style:name="P28" style:family="paragraph" style:parent-style-name="Standard">
      <style:text-properties officeooo:rsid="002e2a9b" officeooo:paragraph-rsid="0033a04a"/>
    </style:style>
    <style:style style:name="P29" style:family="paragraph" style:parent-style-name="Standard">
      <style:text-properties officeooo:rsid="00302a32" officeooo:paragraph-rsid="00302a32"/>
    </style:style>
    <style:style style:name="P30" style:family="paragraph" style:parent-style-name="Standard">
      <style:text-properties officeooo:rsid="00302a32" officeooo:paragraph-rsid="0033a04a"/>
    </style:style>
    <style:style style:name="T1" style:family="text">
      <style:text-properties officeooo:rsid="0019026f"/>
    </style:style>
    <style:style style:name="T2" style:family="text">
      <style:text-properties officeooo:rsid="001be43f"/>
    </style:style>
    <style:style style:name="T3" style:family="text">
      <style:text-properties officeooo:rsid="002187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9871a" style:font-style-asian="italic" style:font-style-complex="italic"/>
    </style:style>
    <style:style style:name="T6" style:family="text">
      <style:text-properties officeooo:rsid="002536f9"/>
    </style:style>
    <style:style style:name="T7" style:family="text">
      <style:text-properties officeooo:rsid="002790b5"/>
    </style:style>
    <style:style style:name="T8" style:family="text">
      <style:text-properties officeooo:rsid="002907fa"/>
    </style:style>
    <style:style style:name="T9" style:family="text">
      <style:text-properties officeooo:rsid="0029871a"/>
    </style:style>
    <style:style style:name="T10" style:family="text">
      <style:text-properties officeooo:rsid="002bf0cd"/>
    </style:style>
    <style:style style:name="T11" style:family="text">
      <style:text-properties officeooo:rsid="0031b898"/>
    </style:style>
    <style:style style:name="T12" style:family="text">
      <style:text-properties officeooo:rsid="0033a04a"/>
    </style:style>
    <style:style style:name="T13" style:family="text">
      <style:text-properties officeooo:rsid="0034256c"/>
    </style:style>
    <style:style style:name="T14" style:family="text">
      <style:text-properties officeooo:rsid="00347f80"/>
    </style:style>
    <style:style style:name="T15" style:family="text">
      <style:text-properties officeooo:rsid="00355b9f"/>
    </style:style>
    <style:style style:name="T16" style:family="text">
      <style:text-properties officeooo:rsid="0035dcde"/>
    </style:style>
    <style:style style:name="T17" style:family="text">
      <style:text-properties officeooo:rsid="0035df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наша любовная связь не в силах была растопить снега и <text:s/>льды зимы, но пылала неугасимо. <text:s/>Мы связывались при первом же удобном случае.</text:p>
      <text:p text:style-name="P1">Заснеженную скамейку возле Нефтебазы мы скоро перестали <text:s/>полагать удобной — мешала её спинка.</text:p>
      <text:p text:style-name="P1">Железный вагончик <text:s/>у крохотного катка в Парке просторнее, но приходится долго ждать, пока хлопцы разопьют вино, поумничают, смажут друг друга по морде — но без ножей — и разойдутся.</text:p>
      <text:p text:style-name="P1">Нож доставать — себе в убыток; если Колян у кого нож увидит — забирает с концами; уже не вернёт.</text:p>
      <text:p text:style-name="P1">Колян с Посёлка представитель всё более редкой породы богатырей. Не слишком крупный экземпляр — всего метр восемьдесят, и совсем немногословный. Хотя ему это не очень-то надо; кто глянет на его кулаки по пуду весом — охота к лишним разговорам отпадает сама собой. Среди своих, конечно, он говорит, просто надо дождаться, пока закончит слово.</text:p>
      <text:p text:style-name="P1">Меня он зауважал ещё с времён нашего с Ольгой «обручения».</text:p>
      <text:p text:style-name="P1">Мы только ещё начинали встречаться. Перед выходом в Парк я выпросил у своей сестры колечко.</text:p>
      <text:p text:style-name="P1">Обычная бижутерная фигня с мелкой стекляшкой.</text:p>
      <text:p text:style-name="P1">Она не хотела давать, еле выпросил всего на один вечер.</text:p>
      <text:p text:style-name="P1">В Парке мы с Ольгой поднялись в кинобудку летнего кинотеатра — второй киномеханик, Гриша Зайченко, мне ключ давал.</text:p>
      <text:p text:style-name="P1">Ольга, как увидала то колечко у меня на мизинце, сразу — кто дал?</text:p>
      <text:p text:style-name="P1">Сестра, говорю, моя — малá.</text:p>
      <text:p text:style-name="P1">Не верит. Дай посмотрю, говорит.</text:p>
      <text:p text:style-name="P1">Я дал, а она его враз на палец — оп! Только не на мизинец.</text:p>
      <text:p text:style-name="P1">Ладно, говорю, покрасовалась, а теперь снимай — я Наташке обещал вернуть, это от её парня.</text:p>
      <text:p text:style-name="P1">Ольга пробует снять — а ни в какую!</text:p>
      <text:p text:style-name="P1">Крутит его, тянет — не слазит кольцо и всё тут.</text:p>
      <text:p text:style-name="P1">Намуч<text:span text:style-name="T1">и</text:span>лась она с ним по микрону через сустав протаскивая.</text:p>
      <text:p text:style-name="P2">Когда, наконец, я то кольцо в карман положил, нам уже не до свидания было — ей больно, а мне её жалко.</text:p>
      <text:p text:style-name="P2">Запер я кинобудку и мы ушли.</text:p>
      <text:p text:style-name="P2">А Колян в это время в кассе летнего со сторожем бухал и увидел кто это сверху спускается...</text:p>
      <text:p text:style-name="P2">А что ему оставалось подумать, если из окошечка кинобудки полчаса на весь летний женские стоны:</text:p>
      <text:p text:style-name="P2">- О! У! М-м! Ай! Мама!</text:p>
      <text:p text:style-name="P2">Вот он и подумал: откуда в такой мелкоте как я... этта.. типа... столько берётся?</text:p>
      <text:p text:style-name="P2">Вобщем, он меня зауважал.</text:p>
      <text:p text:style-name="P2">Так что в железном вагончике надо ещё дождаться пока Колян договорит свои объяснения куда ключ от вагончика прятать.</text:p>
      <text:p text:style-name="P2"/>
      <text:p text:style-name="P2">Самые тёплые чувство оставил длиннополый кожух тёти Нины, в котором Ольга как-то вечером вышла из хаты.</text:p>
      <text:p text:style-name="P2">Мы спустились в Рощу, на ровный лёд замёрзшего Болота и это было хорошо, но, как всегда, мало.</text:p>
      <text:p text:style-name="P2"/>
      <text:p text:style-name="P2">На заводе истёк срок нашего ученичества и мы стали получать по семьдесят рублей в месяц — почти как все.</text:p>
      <text:p text:style-name="P2">При рубке железа зубилом мы уже не расшибали пальцы в кровь и нам — волосатикам — даже доверили изготовление изделия с нуля.</text:p>
      <text:p text:style-name="P2">Это интересно.</text:p>
      <text:p text:style-name="P2">Неосязаемая, умозрительная мысль переходит в наглядные линии чертежей с бессчётными <text:soft-page-break/>цифирьками размеров.</text:p>
      <text:p text:style-name="P2">Мы упрашиваем газосварщика нарезать нужные куски из 20-миллиметрового листового железа, упрашиваем разметчика прокернить контуры, упрашиваем строгальщика обстрогать по разметке, упрашиваем сварщика приварить эту к этой, а ту — сюда...</text:p>
      <text:p text:style-name="P2">Зачем столько просьб? Да, потому что ж все при деле, некогда.</text:p>
      <text:p text:style-name="P2">Иногда от просьбы до исполнения приходится недели ждать, или просить заново.</text:p>
      <text:p text:style-name="P2">И вот остов изделия на стеллажах начинает обрастать деталями и в нём ужу что-то вырисовывается. </text:p>
      <text:p text:style-name="P3">Мастер перестаёт нас на каждом шагу называть волосатиками, а слесаря меньше подначивают про запуск нашего «лунохода».</text:p>
      <text:p text:style-name="P3">Начальник участка забирает у нас уже порядком загрязнившуюся папку с чертежами и передаёт её Яше и Мыколе-старóму, чтобы более умудрённые умельцы довели бестелесную мысль до окончательной осязаемости.</text:p>
      <text:p text:style-name="P3">Это обидно.</text:p>
      <text:p text:style-name="P3"/>
      <text:p text:style-name="P3">А следующее изделие мы запороли.</text:p>
      <text:p text:style-name="P3">Потратили уйму материала, собрали, поприваривали, а Боря Сакун посмотрел в чертежи и говорит — что-то не то.</text:p>
      <text:p text:style-name="P3">Инженер-технолог из кабинета над бытовкой с ним согласился — точно, не то.</text:p>
      <text:p text:style-name="P3">А что именно «не то» понять не могут — размеры, вроде, все соблюдены.</text:p>
      <text:p text:style-name="P3">Позвали автора чертежей из конструкторского бюро. Тот смотрел-смотрел и — догадался!</text:p>
      <text:p text:style-name="P3">Мы сделали всё точно, но в зеркальном отражении.</text:p>
      <text:p text:style-name="P3">Пришлось разбирать.</text:p>
      <text:p text:style-name="P3"/>
      <text:p text:style-name="P3">После Нового года с нашего участка послали командировочную бригаду в село Семяновку на сооружение кормоцеха.</text:p>
      <text:p text:style-name="P3">Шефская помощь в составе мастера Бориса Сакуна, Мыколы-молóдого, Васи и меня.</text:p>
      <text:p text:style-name="P3">В первое утро, когда мы выехали в Семяновку на заводском грузовике с брезентовым верхом, был жуткий гололёд.</text:p>
      <text:p text:style-name="P3">Водитель ехал медленно, чтоб не заскользить, а из густого тумана на обочине проглядывали брюха перевёрнутых на бок машин, чьи водители не справились с управлением. Но людей — ни души. И — тишина. Прям тебе панорама Сталинградской битвы.</text:p>
      <text:p text:style-name="P3">Кормоцех — это серый корпус из двух секций за селом на отшибе. Вокруг зябкое поле <text:span text:style-name="T2">с обветренным снегом.</text:span></text:p>
      <text:p text:style-name="P4">Котельная не работает, надо ещё шлямбуром долбить в стене проём для труб. В соседнем полутёмном зале стылое железо бункеров и оцепенелых ленточных транспортёров.</text:p>
      <text:p text:style-name="P4">Две недели мы туда ездили стучать железом о железо, бить дырки в стенах, подтягивать транспортёры и дремать у раскалённой электроспирали в котельной.</text:p>
      <text:p text:style-name="P4">В одну из таких дрём я почувствовал вдруг как мне в мозг вонзилось острое шило.</text:p>
      <text:p text:style-name="P4">Вскинувшись, увидал довольное хохочущее рыло Васи и кусочек тлеющей ваты на полу.</text:p>
      <text:p text:style-name="P4">Это её дым зашёл мне через ноздри <text:s/>до мозга.</text:p>
      <text:p text:style-name="P4">Мастер с Мыколой тоже посмеивались, но без того восторга, как у Васи.</text:p>
      <text:p text:style-name="P4">Тридцать лет придурку, а хернёй мается.</text:p>
      <text:p text:style-name="P4">Один раз Мыкола принёс сырых картошек из заброшенного бурта на поле. Решили испечь от нечего делать.</text:p>
      <text:p text:style-name="P4">Боря послал меня пособирать в здании какие остались обломки досок после строителей.</text:p>
      <text:p text:style-name="P4">Вася с Мыколой развели костёр из собранного мной топлива, ещё и какую-то солому нашли для растопки.</text:p>
      <text:p text:style-name="P4">Снятые с петель ворота не мешали ветру врываться и вертеть туда-сюда дымом.</text:p>
      <text:p text:style-name="P4">Мы постояли вокруг костра в весовой на сквозном ветру из белого поля под серым небом и мастер, обращаясь к Мыколе, изрёк:</text:p>
      <text:p text:style-name="P4">- Через четыре года я уйду на пенсию, но эта латата ещё не сготовится.</text:p>
      <text:p text:style-name="P4"><text:soft-page-break/>Бросил в огонь окурок «Примы» и отошёл трещать и слепить округу электродом электросварки.</text:p>
      <text:p text:style-name="P4">Красивое слово «латата», я никогда не слыхал, чтоб так называли картошку. </text:p>
      <text:p text:style-name="P5">Теперь мастер электросваркой балуется. Вася обрезки труб поддерживает, чтоб тот прихватил. Мыкола дым у коста глотает. А мне что делать?</text:p>
      <text:p text:style-name="P5">Взял я кусок мела, что мы специально привезли — на трубах отметки делать, и начал рисовать на снятой с петель половинке ворот.</text:p>
      <text:p text:style-name="P5">Старался, как мог.</text:p>
      <text:p text:style-name="P5">Пожалуй, получился самый удачный рисунок за всю мою жизнь. Почти в натуральную величину.</text:p>
      <text:p text:style-name="P5">Ню, разумеется. <text:s/>Бёдра, груди, волосы за спину. Треугольник такой аппетитный. И взгляд зазывно приспущен.</text:p>
      <text:p text:style-name="P5">Хороша! Ни убавить, ни прибавить.</text:p>
      <text:p text:style-name="P5">А мел ещё не кончился.</text:p>
      <text:p text:style-name="P5">Вот я и приписал сбоку печатными буквами «БОРЯ, Я ЖДУ ТЕБЯ!»</text:p>
      <text:p text:style-name="P5">Потом я отошёл к костру — ветер ноги-таки пробирает. Мыкола рядом стоит и хихикает, на ворота глядя.</text:p>
      <text:p text:style-name="P5">Тут Борис Сакун вынул своё лицо из чёрного короба маски сварного и проследил взгляд Мыколы на ворота.</text:p>
      <text:p text:style-name="P5">То, что выразило лицо Бориса миг спустя, не в силах передать никакая система Станиславского.</text:p>
      <text:p text:style-name="P5">- Кто-о-о?!!</text:p>
      <text:p text:style-name="P5">Мы с Мыколой стоим, непонимающих из себя строим.</text:p>
      <text:p text:style-name="P5">Вася: что рядом с мастером на корточках сидел и обеими руками трубу придерживал, опустил глаза в пол, но при этом <text:s/>его нос, похожий на пятачок Нуф-Нуфа, вдруг превратился в широкий указательный палец и навёлся на меня, как стрелка компаса.</text:p>
      <text:p text:style-name="P5">- Сука!!!</text:p>
      <text:p text:style-name="P5">Во мне включился инстинкт самосохранения и я метнулся в зал транспортёров, а следом по цементному полу со звоном прокатился обрезок трубы.</text:p>
      <text:p text:style-name="P5">Всё у него «сука» да «сука, тоже мне, вор в законе нашёлся. Мастер по городошному спорту.</text:p>
      <text:p text:style-name="P5">Я вернулся минут через десять.</text:p>
      <text:p text:style-name="P5">Слово «БОРЯ» на воротах было затёрто услужливой Васиной руковицей. Остальное осталось как было.</text:p>
      <text:p text:style-name="P5">Не поднялась рука вандалов на шедевр.</text:p>
      <text:p text:style-name="P5"/>
      <text:p text:style-name="P6">Мы играли в Зеркальном зале. Лёха сидел впереди — <text:s/>за «Йоникой»; Чепа позади него за своей «кухней», Чуба подёргивал струны баса, недвижно уставясь в зал. Медленный «белый» танец — приглашают девушки.</text:p>
      <text:p text:style-name="P6">Владина девушка Рая пригласила его и увела танцевать под плывучими зайчиками от осколочно зеркального шара.</text:p>
      <text:p text:style-name="P6">Я, в полуприседе на захлопнутое пианино, играю партию ритм-гитары.</text:p>
      <text:p text:style-name="P6">Позади пианино стоит Ольга сложив руки поверх крышки над струнами. <text:s/>Ей скучно.</text:p>
      <text:p text:style-name="P6">- Поцелуй меня, -говорит она.</text:p>
      <text:p text:style-name="P6">Я поворачиваю голову влево и через плечо, и через пианино сливаюсь в долгом поцелуе с её тёплыми мягкими губами. Мои пальцы и без меня знают когда и на какой аккорд переходить.</text:p>
      <text:p text:style-name="P6">Публичный поцелуй окончен, можно перевести дух.</text:p>
      <text:p text:style-name="P6">- Ой! Мама!- вскрикивает Ольга.</text:p>
      <text:p text:style-name="P6">Это стало началом конца.</text:p>
      <text:p text:style-name="P6">Среди танцующих пар действительно стояла её мать неожиданно приехавшая забрать её в Феодосию.</text:p>
      <text:p text:style-name="P6">А с другого конца нашей необъятной родины, из другого портового города — Мурманска, <text:s/>в <text:s/>Конотоп прибыла группа «Шпицберген», чтобы начать играть танцы в Лунатике по <text:soft-page-break/>договорённости с директором ДК Бомштейном.</text:p>
      <text:p text:style-name="P6">«Шпицы» сделали нас в две недели, через две недели Зеркальный зал Клуба КПВРЗ был пуст, потому что толпа ломанулась на танцы в Лунатик.</text:p>
      <text:p text:style-name="P6">Там из концертного зала на втором этаже, где когда-то шли КВНы, вынесли кресла и получился паркетный танцзал. <text:span text:style-name="T3">Но дело даже не в этом.</text:span></text:p>
      <text:p text:style-name="P7">У ресторанной группы из Мурманска, в составе из четырёх музыкантов от двадцати до двадцати пяти лет, была фирменная аппаратура, орган «Роланд» и самое главное — они пели. И пели они в профессиональные микрофоны с эхом.</text:p>
      <text:p text:style-name="P7">- Раз! ...ас-ас-ас... Два! ...ва-ва-ва...</text:p>
      <text:p text:style-name="P7">«Орфеям» с их домодельной экипировкой пришёл «гаплык».</text:p>
      <text:p text:style-name="P7">Да, оставались ещё концерты, «халтуры», но танцы увяли на корню.</text:p>
      <text:p text:style-name="P7"/>
      <text:p text:style-name="P7">Мать Ольги с нерасписанным отчимом уехали обратно в Феодосию — она им поклялась приехать через две недели, а «шпицы» бросили якорь в Конотопе.</text:p>
      <text:p text:style-name="P7">В конце февраля я провожал Ольгу с четвёртой платформы Вокзала.</text:p>
      <text:p text:style-name="P7">Она села в последний вагон и, когда поезд дёрнулся, помахала мне через стекло двери.</text:p>
      <text:p text:style-name="P7">Я уцепился за поручни и вспрыгнул на ступеньки под запертой вагонной дверью.</text:p>
      <text:p text:style-name="P7">Поезд быстро набирал скорость, она испуганно кричала за стеклом не слышно что, но я знал что делаю и спрыгнул в самом конце платформы, потому что дальше начинались рельсы и шпалы других путей, где точно ногу сломишь.</text:p>
      <text:p text:style-name="P7"/>
      <text:p text:style-name="P7">В марте я написал ей письмо. Очень романтичное. Что над слесарными тисками моего рабочего места мне видятся её небесные черты.</text:p>
      <text:p text:style-name="P7">Нет, у Пушкина я не списывал, но суть и дух были теми же — с поправкой лексикона и орфографии на полтора века.</text:p>
      <text:p text:style-name="P8">По понятиям экспериментального участка Ремонтного цеха такое письмо мог написать лишь полный пиздострадатель.</text:p>
      <text:p text:style-name="P8">Хотя, они его не читали, как, впрочем и она — письмо не застало её в Феодосии.</text:p>
      <text:p text:style-name="P8">Она вернулась в Конотоп сообщить мне, что беременна.</text:p>
      <text:p text:style-name="P8">В те времена <text:span text:style-name="T3">— </text:span>плановой экономики и заботы о нуждах населения <text:span text:style-name="T3">— </text:span>презервативы продавались даже в газетных киосках по три копейки за штуку. Но для меня они являлись лишь словом из анекдотного фольклора и я представления не имел что значит «предохраняться».</text:p>
      <text:p text:style-name="P8">Потом она приняла какие-то таблетки и всё обошлось.</text:p>
      <text:p text:style-name="P8"/>
      <text:p text:style-name="P8">Весна пришла ранняя, дружная, тёплая.</text:p>
      <text:p text:style-name="P8">В середине апреля я открыл «дачный» сезон ночёвки в сарае. Подмёл его и перенёс постель на зимовавшую там кровать.</text:p>
      <text:p text:style-name="P8">В тот же вечер в Парке я позвал её «к себе». Она неожиданно легко согласилась.</text:p>
      <text:p text:style-name="P8">Я был счастлив всё дорогу от Парка до Нежинской. Мы шли в темноте, плотно поймав друг друга за талии.</text:p>
      <text:p text:style-name="P8">Через двор Турковых и палисадник под окном нашей хаты прокрались мы в сарай и я запер дверь на крючок.</text:p>
      <text:p text:style-name="P8">В промежутках между нашими связями я, по завету Вилье-Инклана, восстанавливал равноправие между «руками, которые уже знали всё и глазами, которые ещё не увидели ничего».</text:p>
      <text:p text:style-name="P8">Для этого я зажигал спички, одну за одной, и позволял ей натянуть на себя одеяло.</text:p>
      <text:p text:style-name="P8">Мы проснулись на рассвете и я проводил её через оглушительную тишину совершенно пустых улиц до хаты её подружки Светы, чтоб у неё имелось алиби для тёти Нины.</text:p>
      <text:p text:style-name="P9">Первый утренний пешеход попался мне на обратном пути аж за Базаром.</text:p>
      <text:p text:style-name="P9">Он шёл навстречу по другой стороне Богдана Хмельницкого.</text:p>
      <text:p text:style-name="P9"/>
      <text:p text:style-name="P9"><text:soft-page-break/>Мне с неё было хорошо, но я хотел от неё избавиться.</text:p>
      <text:p text:style-name="P9">Во-первых, хорошо было не всегда.</text:p>
      <text:p text:style-name="P9">В тот раз, когда мы ездили на Сейм и я завалил её в ивняке, всё получилось как-то плоско и что было, было не то.</text:p>
      <text:p text:style-name="P9">Правда, мы реабилитировались, когда она зазвала меня в душ у себя на работе.</text:p>
      <text:p text:style-name="P9">Да, она устроилась работать в городе. Разносила телеграммы с Главпочтамта.</text:p>
      <text:p text:style-name="P9"/>
      <text:p text:style-name="P9">Трудно поверить, но даже тогда, в отсутствие сотовых телефоном, люди как-то ухитрялись выживать.</text:p>
      <text:p text:style-name="P9">Им помогали в этом телеграммы.</text:p>
      <text:p text:style-name="P9">Прямо <text:s/>домой приносят бланк в половину тетрадного листка, а на нём наклеены бумажные ленточки из телеграфного аппарата с напечатанными словами:</text:p>
      <text:p text:style-name="P9"><text:tab/><text:tab/><text:tab/><text:span text:style-name="T4">буду шестого в два вагон четырнадцать</text:span></text:p>
      <text:p text:style-name="P10">Телеграммы сообщали самую суть, потому что платить надо за каждое слово и за каждый знак препинания, включая адрес того, кому её посылаешь.</text:p>
      <text:p text:style-name="P10">Копейки приучают к лаконизму.</text:p>
      <text:p text:style-name="P10">Конечно, если денег девать некуда, в конце можешь добавить:</text:p>
      <text:p text:style-name="P13"><text:tab/><text:tab/><text:tab/>целую зпт навеки твой тчк</text:p>
      <text:p text:style-name="P10">А доставляют телеграмму работники Главпочтамта в маленьких чёрных сумочках:</text:p>
      <text:p text:style-name="P10">- Вот тут распишитесь в получении.</text:p>
      <text:p text:style-name="P10"/>
      <text:p text:style-name="P10">В пять часов у неё закончилась смена и мы встретились у обложенной крупножёлтыми плитками пятиэтажной Гостиницы напротив Универмага.</text:p>
      <text:p text:style-name="P10">На первом этаже, кроме входа в Гостиницу, есть ещё пара стеклянных витрин с входами в Междугороднюю Телефонную Связь и в Главпочтамт.</text:p>
      <text:p text:style-name="P10">Она отвела меня к служебной двери с обратной стороны здания.</text:p>
      <text:p text:style-name="P10">В длинном коридоре она прошла вперёд и махнула мне из дальнего конца.</text:p>
      <text:p text:style-name="P10">Некоторые двери были открыты и там сидели женщины, спиной ко мне, перед своими окошечками в стеклянных стенках-перегородках.</text:p>
      <text:p text:style-name="P11">Мы спустились в широкий зал с длинными окнами над головой и рядком душевых кабин вдоль стены.</text:p>
      <text:p text:style-name="P11">Мы зашли в одну из них, разделись и Ольга пустила горячую воду.</text:p>
      <text:p text:style-name="P11"/>
      <text:p text:style-name="P11">В каком-то из 90-х годов, в одном мафиозном боевике, сцена в душе между Сильвестре Сталлоне и Шэрон Стоун была признана самой горячей эротикой года.</text:p>
      <text:p text:style-name="P11">Так они же у нас сплагиатили!</text:p>
      <text:p text:style-name="P11">С опозданием на двадцать лет.</text:p>
      <text:p text:style-name="P11">А теперь мне твердят, будто в СССР не было секса. Всё было! Просто начиналось оно на другую букву.</text:p>
      <text:p text:style-name="P11"/>
      <text:p text:style-name="P11">В конце нашей е... то есть... сцены, мелькнул ещё кадр, который Голливуд не показал. Это когда по упругим белым ляжкам Ольги, между крупных капель и дорожек бегущей душевой воды, поползли два-три белесо-мутноватых выбрызга...</text:p>
      <text:p text:style-name="P11">Я где-то уже видел этот кадр, но не припомню где.</text:p>
      <text:p text:style-name="P11"/>
      <text:p text:style-name="P11">Да, я начал предохраняться.</text:p>
      <text:p text:style-name="P11">Незавершённое книжное образование порой сбивает с толку. У меня, например, сложилось такое мнение, что «онанизм» это когда исключительно руками — дрочить и кончить.</text:p>
      <text:p text:style-name="P11">Но, оказывается, ещё в Ветхом Завете был мужик по имени Онан, который <text:span text:style-name="T14">в конце полового акта </text:span>своим семенем поливал земляной пол шатра. <text:span text:style-name="T14">Заключительный аккорд. Так сказать.</text:span></text:p>
      <text:p text:style-name="P11"><text:span text:style-name="T16">Аккорд</text:span>, конечно, <text:span text:style-name="T16">полная лáжа — совсем не в тональности</text:span>, <text:span text:style-name="T15">но </text:span>зато предохраня<text:span text:style-name="T15">е</text:span>т <text:span text:style-name="T15">от нежелательных зачатий</text:span>.</text:p>
      <text:p text:style-name="P11"><text:soft-page-break/></text:p>
      <text:p text:style-name="P11">Вобщем, во-вторых, меня напугала первая беременность Ольги — а вдруг опять залетит, что тогда? </text:p>
      <text:p text:style-name="P11">Я не хотел себя связывать и, чтобы развязаться, в один из вечеров на крыльце Светкиной хаты сказал ей, что нам пора расстаться.</text:p>
      <text:p text:style-name="P11">Она заплакала.</text:p>
      <text:p text:style-name="P11">Я закурил.</text:p>
      <text:p text:style-name="P11">- Почему?</text:p>
      <text:p text:style-name="P11">- Так надо. Я встретил другую.</text:p>
      <text:p text:style-name="P11">- Кто? Имя!</text:p>
      <text:p text:style-name="P11"><text:span text:style-name="T6">- Ты</text:span> всё равно не знает.</text:p>
      <text:p text:style-name="P11">- Нет, скажи!</text:p>
      <text:p text:style-name="P11">- Вобщем, одна Светка.</text:p>
      <text:p text:style-name="P11">- Где живёт?</text:p>
      <text:p text:style-name="P11">- Возле цыганского посёлка.</text:p>
      <text:p text:style-name="P11">- Ты врёшь!</text:p>
      <text:p text:style-name="P11">- Я не вру.</text:p>
      <text:p text:style-name="P12">Я прикуриваю вторую сигарету от первой. Как в итальянских чёрно-белых фильмах.</text:p>
      <text:p text:style-name="P12">Мне совсем не хочется курить. Сигарета горька и противна. Даже подташнивает.</text:p>
      <text:p text:style-name="P12">Докурив до половины, я сдался.</text:p>
      <text:p text:style-name="P12">Я сдался обеим — я не смог докурить сигарету, я не смог порвать с Ольгой.</text:p>
      <text:p text:style-name="P12">На следующей неделе она мне объявила, что снова беременна и у неё нет тех таблеток.</text:p>
      <text:p text:style-name="P12"/>
      <text:p text:style-name="P12">Я позвал родителей в сарай, потому что нам надо поговорить.</text:p>
      <text:p text:style-name="P12">Они зашли туда притихшие — такого ещё никогда не бывало.</text:p>
      <text:p text:style-name="P12">Я сел на стул под окном в изголовьи кровати. Мама осталась стоять, только опёрлась о кроватную спинку. Отец тоже стоял положив руку на длинный ящик-верстак вдоль второй стены. И я объявил, что женюсь на Ольге.</text:p>
      <text:p text:style-name="P12">- Как женишься?- спросила мама.</text:p>
      <text:p text:style-name="P12">- Как благородный человек, я должен жениться,- ответил я.</text:p>
      <text:p text:style-name="P12">Родители переглянулись. Отец молча дёрнул головой. Мама так же молча повздыхала.</text:p>
      <text:p text:style-name="P12">Они сели на кровать и стали обсуждать в деталях, как будет жениться благородный человек.</text:p>
      <text:p text:style-name="P11"/>
      <text:p text:style-name="P12">Когда мы с Ольгой подали заявление в ЗАГС, о том, что желаем вступить в брак, нам там выдали бумажку для покупки обручальных колец со скидкой, в салоне для новобрачных.</text:p>
      <text:p text:style-name="P12">В Конотопе был такой салон, но в нём ничего не было кроме двух манекенов — жениха и невесты.</text:p>
      <text:p text:style-name="P12">Пришлось ехать в Киев.</text:p>
      <text:p text:style-name="P12">Лёха Кузько поехал с нами. Он уже прошёл через такое, когда женился на Татьяне, и знал места.</text:p>
      <text:p text:style-name="P17">Кольцо Ольги было пожелтее, а у меня пошире и гранённое, словно мелкая чешуйка.</text:p>
      <text:p text:style-name="P17">Ещё купили мне туфли, а ей белое шёлковое мини-платье с пупырышками, и фату.</text:p>
      <text:p text:style-name="P17"/>
      <text:p text:style-name="P18">В августе мы расписались в Лунатике. Зал торжеств там тоже на втором этаже, но в противоположном крыле от танцзала.</text:p>
      <text:p text:style-name="P18">В ДК мы приехали на такси.</text:p>
      <text:p text:style-name="P18">На входе в зал нас встретили электромузыкой ребята «халтурщики». </text:p>
      <text:p text:style-name="P18">Гитарист с глубоким давним шрамом на щеке был мне знаком. Он сделал круглые глаза и пожал плечами. </text:p>
      <text:p text:style-name="P18">А, плевать; всё равно с футболом у меня никогда не получалось...</text:p>
      <text:p text:style-name="P18">Женщина в тёмном платье, очках и перманентной завивке зачитала нам с Ольгой права и обязанности молодой семьи — ячейки общества.</text:p>
      <text:p text:style-name="P18"><text:soft-page-break/>Мы подписали бланк. Лёха с<text:span text:style-name="T7">о Свет</text:span>ой тоже.</text:p>
      <text:p text:style-name="P18"><text:span text:style-name="T4"><text:tab/><text:tab/><text:tab/>Вот и всё — конец мечтам..</text:span>.</text:p>
      <text:p text:style-name="P18">Лабухи заиграли марш Мендельсона и мастер, из фотоателье через дорогу, сфотографировал нас аппаратом на треножнике.</text:p>
      <text:p text:style-name="P18">На снимке потом оказался не слишком радостно улыбающийся волосатик с виновато вздёрнутым воротником у пиджака от прошлогоднего выпускного костюма.</text:p>
      <text:p text:style-name="P18">Ольга получилась хорошо, только лицо недовольно грустное. </text:p>
      <text:p text:style-name="P18">Наверное, она не хотела связывать себя всего в шестнадцать лет.</text:p>
      <text:p text:style-name="P18"/>
      <text:p text:style-name="P18">На свадьбе у нас играли «Орфеи». Бесплатно, разумеется.</text:p>
      <text:p text:style-name="P18">Жульку заперли в будке, а в кругу, что он вытоптал за всю свою собачью жизнь на цепи, поставили инструменты и аппаратуру.</text:p>
      <text:p text:style-name="P18">Вдоль сараев, параллельно штабелю искрошенного кирпича, стоял длинный стол под сенью вековых американских клёнов.</text:p>
      <text:p text:style-name="P18">Мы с Ольгой сидели спиной ко двору Турковых, на длинном меху чёрного овчинного полушубка отца, которым застелили наши стулья.</text:p>
      <text:p text:style-name="P18">Вокруг стола сидели Архипенки, дядя Вадя с женой, Ольгина мать со старшей дочерью, тётя Нина с дядей Колей, ещё какие-то родственники <text:span text:style-name="T7">Солодовниковы, соседи по Нежинской и из ближайших улиц — Крепаки, Плаксины, Кожевниковы; Владина мать; сменяющие друг друга хлопцы с Посёлка, всегда готовые выпить на дурняк...</text:span></text:p>
      <text:p text:style-name="P19">Гуляли допоздна при свете пары электролампочек на клёнах.</text:p>
      <text:p text:style-name="P19">Кричали «горько!», моего отца и Ольгину мать усадили в один возок и катали по улице (ей <text:s/>не очень понравился этот старинный красивый народный обычай), Квэк обнажился до пояса и танцевал, держа перед собой большой топор, что взял в сарае, но дядя Коля начал ему подхлопывать — типа, он тоже рокнрольщик и, улучив момент, забрал топор и хлопцы поволокли Квэка к нему домой — сам не дойдёт, а Чепа и сестра Глущи совокуплялись в палисаднике в позе раком.</text:p>
      <text:p text:style-name="P19">Короче, нормальная поселковая свадьба получилась.</text:p>
      <text:p text:style-name="P19">Уже заполночь мы с Ольгой удалились в супружескую опочивальню в своём сарае.</text:p>
      <text:p text:style-name="P19">Правда, перед первой брачной ночью пришлось лопатой выбросить то, что Квэк наблевал у входа и вымести окурки сигарет, с которыми тут подружки прятались.</text:p>
      <text:p text:style-name="P19">Знал бы — замок на двери повесил.</text:p>
      <text:p text:style-name="P19">Бабина в магнитофоне оказалась перекрученной, а у меня ж там стояло на песне с французской эротикой. Попробуй теперь найди.</text:p>
      <text:p text:style-name="P19">Пришлось поставить с самого начала бабины. Но когда мы кончили, оказалось, что и бабина кончилась — не заметил когда там ахала Брижит Бардо.</text:p>
      <text:p text:style-name="P19">Потом по жести крыши и по длинным листьям кукурузы на грядке за окном сарая хлынул ливень, а мы просто лежали крепко обнявшись и было хорошо.</text:p>
      <text:p text:style-name="P19"/>
      <text:p text:style-name="P19">Медовый месяц совпал с моим отпуском на заводе.</text:p>
      <text:p text:style-name="P19">Наша первая супружеская размолвка случилась на <text:span text:style-name="T8">третий день.</text:span></text:p>
      <text:p text:style-name="P20">Я сидел во дворе, разбирал ноты какого-то испанского гитарного этюда. Она прошла из хаты в сарай и позвала меня.</text:p>
      <text:p text:style-name="P20">Я ещё минуты две подёргал струны и пришёл.</text:p>
      <text:p text:style-name="P20">Она заплакала, что она мне не нужна и я не обращаю на неё внимания. Так разве с жёнами обращаются?</text:p>
      <text:p text:style-name="P20">Пришлось заглаживать вину единственным известным мне способом.</text:p>
      <text:p text:style-name="P20">Хоть и не понял — в чём вина?</text:p>
      <text:p text:style-name="P20"/>
      <text:p text:style-name="P20">Это уже теперь мне понятно, что в ней сработал инстинкт женского самосохранения: «если я у тебя уже есть, то для кого ты тренируешься на этой грёбанной гитаре?»</text:p>
      <text:p text:style-name="P20">Впрочем, возможно я и теперь чего-то не так понял.</text:p>
      <text:p text:style-name="P20"><text:soft-page-break/></text:p>
      <text:p text:style-name="P20">Моего отца она покорила фаршированной луком и рисом рыбой по рецепту приморского города.</text:p>
      <text:p text:style-name="P20">Мне тоже очень понравилось. Жаль редко она её готовила.</text:p>
      <text:p text:style-name="P20"/>
      <text:p text:style-name="P20">Лёха Кузько принёс благую весть — мы будем играть в ДК завода КЭМЗ, он договорился.</text:p>
      <text:p text:style-name="P20">Я обрадовался; если не играешь — это не жизнь.</text:p>
      <text:p text:style-name="P20">И к тому же, когда мы с Ольгой ходили к «шпицам» на танцы и там на площадке вспыхивала драка, я боялся за её живот, хоть его и не было ещё видно.</text:p>
      <text:p text:style-name="P20"/>
      <text:p text:style-name="P20">На танцы в КЭМЗ приходила толпа из далёких от Лунатика районов. Хоть «шпицы» и лучше нас, но после их танцев <text:s text:c="2"/>трамвая не дождёшься.</text:p>
      <text:p text:style-name="P21">Но некоторые хлопцы с Посёлка приезжают вк нам в ДК КЭМЗ.</text:p>
      <text:p text:style-name="P21">Люди любят вливаться в толпу.</text:p>
      <text:p text:style-name="P20">Владю и Чубу забрали в армию, на бас-гитаре теперь Сур, сосед Чубы, ещё десятиклассник.</text:p>
      <text:p text:style-name="P20">С нами стал петь загребельский хлопец Фофик, <text:span text:style-name="T9">его коронный номер песня Макаревича:</text:span></text:p>
      <text:p text:style-name="P20"><text:span text:style-name="T4"><text:tab/><text:tab/><text:tab/></text:span><text:span text:style-name="T5">Я пью до дна за тех, кто в море..</text:span><text:span text:style-name="T9">.</text:span></text:p>
      <text:p text:style-name="P21">и ещё про американского лётчика сбитого в небе над Вьетнамом:</text:p>
      <text:p text:style-name="P21"><text:span text:style-name="T4"><text:tab/><text:tab/><text:tab/>Мой «фантом», как пуля быстрый..</text:span>.</text:p>
      <text:p text:style-name="P21"/>
      <text:p text:style-name="P21">Только недавно я узнал, что это переделка «Секретного агента Мэла Тормé. Ещё из 50-х.</text:p>
      <text:p text:style-name="P21">Всё же в музыке они нас всегда обгоняли.</text:p>
      <text:p text:style-name="P21"/>
      <text:p text:style-name="P21">Однажды ночью Ольга полезла с поцелуями к моему члену, но я крикнул:</text:p>
      <text:p text:style-name="P21">- Мне не нужна жена вафлистка!</text:p>
      <text:p text:style-name="P21">Она отдёрнулась, а я тут же пожалел о своей дурости. Зачем? Ведь так же хорошо было!</text:p>
      <text:p text:style-name="P21">Влился в толпу тупых бурсаков.</text:p>
      <text:p text:style-name="P21">Когда в сарае стало слишком холодно, мы перешли на кушетку в кухне.</text:p>
      <text:p text:style-name="P21">На ночь я плотно закрывал двустворчатую дверь между кухней и комнатой, где спали родители и мои брат с сестрой.</text:p>
      <text:p text:style-name="P21">Не потому, что мы каждую ночь занимались любовью, а чтобы они там не знали в какую ночь мы это делаем.</text:p>
      <text:p text:style-name="P21">На танцах в КЭМЗе Ольга редко танцевала — слишком большой живот, а вокруг прыгают не смотрят куда.</text:p>
      <text:p text:style-name="P21">Её светло-коричневая мини-дублёнка <text:s text:c="2"/>тоже стала застёгиваться с трудом.</text:p>
      <text:p text:style-name="P21">Однажды ночью она начала плакать, что я её совсем разлюбил такую. Но это неправда, мне её было жалко и хотелось защитить от всего.</text:p>
      <text:p text:style-name="P22">Она плакала, пока не заставила меня заняться с ней любовью. И было хорошо, только приходилось очень осторожничать, чтоб никак животу не повредить.</text:p>
      <text:p text:style-name="P22"/>
      <text:p text:style-name="P22">Через четыре дня Ольга родила мою первую дочь — Елену.</text:p>
      <text:p text:style-name="P14"><text:tab/><text:tab/><text:tab/><text:tab/></text:p>
      <text:p text:style-name="P22">Дети цветы жизни, пока не распищатся...</text:p>
      <text:p text:style-name="P14"><text:tab/><text:tab/><text:tab/><text:tab/>Нашу Ленку-мордочку</text:p>
      <text:p text:style-name="P14"><text:tab/><text:tab/><text:tab/><text:tab/>Выброшу я в форточку,</text:p>
      <text:p text:style-name="P22"><text:span text:style-name="T4"><text:tab/><text:tab/><text:tab/><text:tab/>Чтоб она не плакала..</text:span>.</text:p>
      <text:p text:style-name="P22">Маленькие груди Ольги оказались весьма млекообильными. <text:s/>После кормления приходилось даже сдаивать в стакан излишки.</text:p>
      <text:p text:style-name="P22">Ну, конечно же, она добилась, чтобы я попробовал.</text:p>
      <text:p text:style-name="P22">О вкусах не спорят, но что эти младенцы в нём нашли? Пастеризованное и то лучше.</text:p>
      <text:p text:style-name="P22"/>
      <text:p text:style-name="P22">Тётя Нина сказала, что ребёнка надо обязательно окрестить.</text:p>
      <text:p text:style-name="P22"><text:soft-page-break/>Мы понесли Ленку в какую-то хату в районе двенадцатой школы. Во дворе было много народу.</text:p>
      <text:p text:style-name="P22">Вобщем, церковь, но без креста — типа, подпольная.</text:p>
      <text:p text:style-name="P22">Внутри тоже — хата хатой, только мебели нет.</text:p>
      <text:p text:style-name="P22">Ребёнка вынули из конверта, наскоро смочили, чтоб заревела и выдали крестик.</text:p>
      <text:p text:style-name="P22"/>
      <text:p text:style-name="P22">Я и думать об этом забыл, но в январе Лёня, начальник нашего участка и он же комсорг цеха, созвал после работы комсомольское собрание в кабинете начальства, чтобы объявить, что из горкома сообщили, что я был в церкви, окрестил ребёнка и мне надо объявить выговор, как несознательному комсомольцу.</text:p>
      <text:p text:style-name="P22">Все сразу проголосовали «за», но посочувствовали, что я не исключён и у меня ещё десять лет будут вычитать из зарплаты комсомольские взносы.</text:p>
      <text:p text:style-name="P22">Позже я узнал, что поп-креститель каждый месяц должен сдавать списки посетителей его хаты. Вот те и подпольщик.</text:p>
      <text:p text:style-name="P22">А в феврале я проштрафился ещё больше.</text:p>
      <text:p text:style-name="P22">Лёха ехал в город Коросте<text:span text:style-name="T17">н</text:span>ь, привезти электрогитары для КЭМЗа.</text:p>
      <text:p text:style-name="P22">Я тоже хотел с ним поехать, но когда начал отпрашиваться в цеху, <text:span text:style-name="T10">мне сказали подождать начальника.</text:span></text:p>
      <text:p text:style-name="P23">Когда в проходе Механического показалась чёрная шинель Лебедева, я ему навстречу вышел, но у него, как видно, спина ещё недостаточно распрямилась, или накануне слишком прямой была, и он сказал мне «нет».</text:p>
      <text:p text:style-name="P23">Тут меня зло взяло и я ушёл, всё равно ещё не переодевался. А Лёха, оказывается, уже уехал.</text:p>
      <text:p text:style-name="P23">Вобщем,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.</text:p>
      <text:p text:style-name="P23"/>
      <text:p text:style-name="P23"><text:span text:style-name="T4"><text:tab/><text:tab/>Вы лучше лес рубите на гробы — в прорыв идут штрафные батальоны.</text:span>..</text:p>
      <text:p text:style-name="P23"/>
      <text:p text:style-name="P23">В кузнечном цеху станки не гудят, там гахкают гидравлические молоты и сотрясают бетонный пол, в жерлах печей ревёт пламя форсунок раскаляя болванки внутри до алой белизны.</text:p>
      <text:p text:style-name="P23">Ещё вентиляторы воют в круглых коробах с намордниками из сетки. У тех вентиляторов размах лопастей метровый — раз рубанёт и... Вот для того и сетки.</text:p>
      <text:p text:style-name="P23">Короче, лучше Кузнечного места не найти, если занимаешься вокалом. Ори — сколько влезет, никто тебя не слышит. Вот и я — сам себя не слышу, но ору:</text:p>
      <text:p text:style-name="P23"><text:tab/><text:tab/><text:tab/><text:span text:style-name="T4">О, мами,</text:span></text:p>
      <text:p text:style-name="P15"><text:s text:c="2"/><text:tab/><text:tab/><text:tab/>О, мами-мами блу,</text:p>
      <text:p text:style-name="P23"><text:span text:style-name="T4"><text:tab/><text:tab/><text:tab/>О мами блу.</text:span>..</text:p>
      <text:p text:style-name="P23">Но это я ору, пока Боря узнаёт сколько чего на сегодня.</text:p>
      <text:p text:style-name="P23">Боря — мой напарник, его тоже перевели в подсобники за нарушение трудовой дисциплины, а сам он кузнец из Кузнечного.</text:p>
      <text:p text:style-name="P23">Ему лет за тридцать, светловолосый, невысокий. И не скажешь, что кузнец. Залетел за пьянку.</text:p>
      <text:p text:style-name="P23">Наша работа — загружать болванки в печи.</text:p>
      <text:p text:style-name="P23">Болванки мы берём в крайнем крыле Кузнечного. Это куски осей от колёсных пар вагонов и локомотивов нарезанные газосварщиками в первую смену.</text:p>
      <text:p text:style-name="P23">Болванки, конечно, неподъёмные, поэтому тут есть тельферный кран.</text:p>
      <text:p text:style-name="P24">Я их цепляю захватом-клещами, а Боря орудует кнопками пульта, что висит с крана, и переправляет их на вагонетку.</text:p>
      <text:p text:style-name="P24">Там я их направляю и придерживаю, пока расстегнётся захват.</text:p>
      <text:p text:style-name="P24">Так загружаем несколько рядов. В зависимости от длины, а значит и веса болванок, потому что вагонетку по узко проложенным рельсам нам же и толкать.</text:p>
      <text:p text:style-name="P24"><text:soft-page-break/>Мы выталкиваем её в основной корпус на поворотный круг. Он похож на крышку канализационного люка, но он подвижный.</text:p>
      <text:p text:style-name="P24">Мы проворачиваем на нём нашу вагонетку на 90 градусов и катим дальше по рельсам узкоколейки до нужной печи.</text:p>
      <text:p text:style-name="P24">Самое трудное — сдвинуть вагонетку с места; тут приходится упираться рогом, а когда начнёт потихоньку двигаться, то всё — ты наша!</text:p>
      <text:p text:style-name="P24">Перед жерлом печи — полка.</text:p>
      <text:p text:style-name="P24">Прикрывая лицо от огненного жара изнутри, Боря ставит на неё трубу-ролик, шириной в полметра.</text:p>
      <text:p text:style-name="P24">На ролик мы взваливаем продолговатую лопату с приподнятыми бортиками, чтобы болванки не скатывались по сторонам.</text:p>
      <text:p text:style-name="P24">Рукоять лопаты длиной метров пять. Она не из железа, а стальная, сечением шесть на четыре сантиметра.</text:p>
      <text:p text:style-name="P24">Заканчивается рукоять поперечиной, за которую могут ухватить двое рабочих — по одному с каждой стороны от рукояти.</text:p>
      <text:p text:style-name="P24">Но пока что лопату за поперечину удерживаю только я, потому что Боря уже здешним тельфером перекладывает болванку из вагонетки <text:s/>в лопату, заслоняясь плечом от огня.</text:p>
      <text:p text:style-name="P24">Он отгоняет тельфер обратно к вагонетке, подходит ко мне и мы ухватываем каждый свою половину поперечины.</text:p>
      <text:p text:style-name="P24">- И!..</text:p>
      <text:p text:style-name="P24">Мы толкаем лопату по ролику на три-четыре широких шага.</text:p>
      <text:p text:style-name="P25">Потом надо синхронно подпрыгнуть и налечь на поперечину, чтобы упругая рукоять свибрировала и подбросила болванку с лопаты. И надо успеть отвернуть лицо от опаляющего жара раскалённой печи, где бушует огонь из форсунок.</text:p>
      <text:p text:style-name="P25">Вот почему Боря работает в брезентовом фартуке кузнеца, а я дожигаю свой когда-то любимый красный свитер.</text:p>
      <text:p text:style-name="P25">Защитно вскинув плечи, мы вытаскиваем лопату обратно на ролик и Боря идёт за следующей болванкой.</text:p>
      <text:p text:style-name="P25"><text:tab/><text:tab/><text:tab/><text:span text:style-name="T4">Туда-сюда... обратно...</text:span></text:p>
      <text:p text:style-name="P25"><text:span text:style-name="T4"><text:tab/><text:tab/><text:tab/>А как оно приятно!.</text:span>.</text:p>
      <text:p text:style-name="P25">Потом мы гоним порожнюю вагонетку за новой партией болванок.</text:p>
      <text:p text:style-name="P25">В печи их тоже надо укладывать слоями и рядами, иначе не поместятся.</text:p>
      <text:p text:style-name="P25">Чем больше загружено, тем короче пробежки с лопатой.</text:p>
      <text:p text:style-name="P25">Я не сразу освоил синхронный прыжок и Боря крыл меня неслышным в грохоте и гуле матом.</text:p>
      <text:p text:style-name="P25">Недолетевшая до нужного места болванка будет делать мозги при загрузке остальных.</text:p>
      <text:p text:style-name="P25">Но навык <text:s/>гитариста помог мне уловить ритм.</text:p>
      <text:p text:style-name="P25">Боря немногословен. У меня с вентилятором больше общения. Дуэтом.</text:p>
      <text:p text:style-name="P25">Но однажды Боря прокричал мне в самое ухо:</text:p>
      <text:p text:style-name="P25">-Сегодня загрузили сорок тонн!</text:p>
      <text:p text:style-name="P25">Он улыбался. Трудовая победа. Фигня — пустые слова. Просто мы сделали это.</text:p>
      <text:p text:style-name="P25">Работаем мы в две смены — во вторую и в третью, а в первую наши болванки достают из печей на наковальни.</text:p>
      <text:p text:style-name="P25">А в день получки я глазам своим не поверил — у меня за месяц сто двадцать рублей!</text:p>
      <text:p text:style-name="P25">«...на нижеоплачиваемую должность...»</text:p>
      <text:p text:style-name="P25"><text:tab/><text:tab/><text:tab/><text:span text:style-name="T4">- Ha-ha, Mr. Lebedev!</text:span></text:p>
      <text:p text:style-name="P25"><text:span text:style-name="T4"><text:tab/><text:tab/><text:tab/>- Ha-ha, Mr. Heath!</text:span>..</text:p>
      <text:p text:style-name="P27">А кузнецам кассирка вообще по три нераспечатанные пачки выдавала! Три сотни, плюс там ещё рублями.</text:p>
      <text:p text:style-name="P27">Да, Боря! Пить надо меньше.</text:p>
      <text:p text:style-name="P25"/>
      <text:p text:style-name="P16"><text:tab/><text:tab/><text:tab/>Туда-сюда... обратно...</text:p>
      <text:p text:style-name="P26"><text:soft-page-break/><text:span text:style-name="T4"><text:tab/><text:tab/><text:tab/>А как оно приятно!.</text:span>.</text:p>
      <text:p text:style-name="P27">Всегда проклинал, проклинаю и буду проклинать ту ночь, когда я испустил тот вопль тупого бурсака.</text:p>
      <text:p text:style-name="P27">Слово — не воробей... Сказанного не воротишь...</text:p>
      <text:p text:style-name="P27">А Ольге хотелось чего-то ещё...</text:p>
      <text:p text:style-name="P27">Один раз, когда я бросал болванки в её печь, она начала требовать:</text:p>
      <text:p text:style-name="P27">- Скажи!.. что!.. ты сейчас!.. делаешь?..</text:p>
      <text:p text:style-name="P27">- Я с тобой!.. занимаюсь!.. любовью!..</text:p>
      <text:p text:style-name="P27">- Не так скажи!..</text:p>
      <text:p text:style-name="P27">- Я!.. люблю!.. тебя!..</text:p>
      <text:p text:style-name="P27">- Не!.. так!...</text:p>
      <text:p text:style-name="P27">- А!.. как?..</text:p>
      <text:p text:style-name="P27">- Сам!.. знаешь!..</text:p>
      <text:p text:style-name="P27">И я начал выстанывать:</text:p>
      <text:p text:style-name="P28">- Я!.. е!.. бу!.. тебя!..</text:p>
      <text:p text:style-name="P27">- А!..</text:p>
      <text:p text:style-name="P28">- Я!.. тебя!.. е!.. бу!.. </text:p>
      <text:p text:style-name="P27">- О!..</text:p>
      <text:p text:style-name="P27">Тёмная кухня. Ребёнок спит. Что она <text:span text:style-name="T12">ещё </text:span>понимает...</text:p>
      <text:p text:style-name="P27"/>
      <text:p text:style-name="P27">В другой раз из темноты:</text:p>
      <text:p text:style-name="P27">- Ударь меня!</text:p>
      <text:p text:style-name="P27">- Ты чё?</text:p>
      <text:p text:style-name="P27">- Нет, ударь меня!</text:p>
      <text:p text:style-name="P27">Заставила, шлёпнул слегка по щеке.</text:p>
      <text:p text:style-name="P27">- Не так! Ударь сильно!</text:p>
      <text:p text:style-name="P28">Всё равно не отстанет. Ударил звучнее. <text:span text:style-name="T11">Лежит, п</text:span>лачет.</text:p>
      <text:p text:style-name="P27">- Ты чё?</text:p>
      <text:p text:style-name="P27"><text:span text:style-name="T11"><text:s/>П</text:span>лачет.</text:p>
      <text:p text:style-name="P27">Пришлось утешать единственным известным мне способом. И было хорошо.</text:p>
      <text:p text:style-name="P27">Потом лежу думаю. Зачем ей это?</text:p>
      <text:p text:style-name="P27">Пощёчина за проступок? Ничего за ней такого не знаю.</text:p>
      <text:p text:style-name="P27">До меня? Без меня? Вместо?..</text:p>
      <text:p text:style-name="P27"/>
      <text:p text:style-name="P27">Есть мысли, которые лучше не начинать думать, а если уж начал, то лучше до конца не додумывать...</text:p>
      <text:p text:style-name="P28">В конце мая истёк срок моего наказания и я получил повестку явиться двадцать седьмого числа для призыва в армию.</text:p>
      <text:p text:style-name="P27"/>
      <text:p text:style-name="P27">И снова было застолье во дворе, потому что на Посёлке проводы в армию почти что свадьба.</text:p>
      <text:p text:style-name="P27">Все пили, пели, только без «Орфеев» и моя мама носила вокруг стола Леночку в распашонке и простынке, и та хваталась ручкой за ворот бабушкиного халата <text:s/>и удивлённо смотрела вокруг развесив розовые губки.</text:p>
      <text:p text:style-name="P27">Наутро меня проводили до двухэтажного Дома глухонемых на проспекте Мира.</text:p>
      <text:p text:style-name="P29">Там было много призывников в кепках и ещё больше провожающих.</text:p>
      <text:p text:style-name="P29">Толик Архипенко всех заверял, что у меня всё будет хорошо. Ольга плакала.</text:p>
      <text:p text:style-name="P29">Призывников посадили в два больших автобуса, те было тронулись, но выйдя на проспект снова остановились — кого-то не хватало.</text:p>
      <text:p text:style-name="P29">Мы вышли на обочину.</text:p>
      <text:p text:style-name="P29">Провожающие ломанулись через дорогу. Ольга добежала первой.</text:p>
      <text:p text:style-name="P29">Она целовала меня мягкими мокрыми губами и прижималась мягкой грудью без лифчика, под залитой слезами кофточкой <text:span text:style-name="T13">в полоску </text:span>с коротким рукавом.</text:p>
      <text:p text:style-name="P29"><text:soft-page-break/>Тут подвезли нехватку. Нам опять сказали сесть в автобус.</text:p>
      <text:p text:style-name="P30"><text:s/><text:span text:style-name="T12">З</text:span>авёлся <text:span text:style-name="T12">м</text:span>отор. </text:p>
      <text:p text:style-name="P30">Дверь захлопнулась и <text:span text:style-name="T12">меня увезли делать</text:span> защитником родины и настоящим мужчи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5-08T13:23:43.382121239</meta:creation-date>
    <dc:date>2016-05-14T08:51:36.949786778</dc:date>
    <dc:creator>sehrguey </dc:creator>
    <meta:editing-duration>PT17M30S</meta:editing-duration>
    <meta:editing-cycles>9</meta:editing-cycles>
    <meta:generator>LibreOffice/4.3.3.2$Linux_x86 LibreOffice_project/430m0$Build-2</meta:generator>
    <meta:document-statistic meta:table-count="0" meta:image-count="0" meta:object-count="0" meta:page-count="12" meta:paragraph-count="369" meta:word-count="4757" meta:character-count="29820" meta:non-whitespace-character-count="25266"/>
  </office:meta>
</office:document-meta>
</file>